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503c86" style:font-size-asian="11pt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503c86" officeooo:paragraph-rsid="00503c86" style:font-size-asian="11pt" style:font-size-complex="11pt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46aaa7" style:font-name-asian="Arial" style:font-name-complex="Arial"/>
    </style:style>
    <style:style style:name="T7" style:family="text">
      <style:text-properties style:font-name="Arial" officeooo:rsid="00482195" style:font-name-asian="Arial" style:font-name-complex="Arial"/>
    </style:style>
    <style:style style:name="T8" style:family="text">
      <style:text-properties style:font-name="Arial" officeooo:rsid="004e148d" style:font-name-asian="Arial" style:font-name-complex="Arial"/>
    </style:style>
    <style:style style:name="T9" style:family="text">
      <style:text-properties style:font-name="Arial" officeooo:rsid="00503c86" style:font-name-asian="Arial" style:font-name-complex="Arial"/>
    </style:style>
    <style:style style:name="T10" style:family="text">
      <style:text-properties officeooo:rsid="0048219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>Teatro Nacional Cervantes</text:p>
      <text:p text:style-name="P16">Detalle de Recepción</text:p>
      <text:p text:style-name="P2"/>
      <text:p text:style-name="P7">
        <text:span text:style-name="T1">Fecha </text:span>
        <text:span text:style-name="T2">actual</text:span>
        <text:span text:style-name="T5">: 02/06/2015 20:30</text:span>
      </text:p>
      <text:p text:style-name="P7"/>
      <text:p text:style-name="P7"/>
      <text:section text:style-name="Sect1" text:name="Section1">
        <text:p text:style-name="P7">
          <text:span text:style-name="T4">Numero de recepción</text:span>
          <text:span text:style-name="T5">: [</text:span>
          <text:span text:style-name="T8">NUMERO_DE_RECEPCION</text:span>
          <text:span text:style-name="T5">]</text:span>
        </text:p>
        <text:p text:style-name="P20">
          <text:span text:style-name="T4">Numero de recepción</text:span>
          <text:span text:style-name="T5">: </text:span>
          <text:span text:style-name="T9">6</text:span>
        </text:p>
        <text:p text:style-name="P7"/>
        <text:p text:style-name="P7">
          <text:span text:style-name="T4">fecha</text:span>
          <text:span text:style-name="T5">: [</text:span>
          <text:span text:style-name="T6">FECHA_DE_RECEPCION</text:span>
          <text:span text:style-name="T5">]</text:span>
        </text:p>
        <text:p text:style-name="P7"/>
        <text:p text:style-name="P7">
          <text:span text:style-name="T4">Estado</text:span>
          <text:span text:style-name="T5">: [</text:span>
          <text:span text:style-name="T6">ESTADO</text:span>
          <text:span text:style-name="T5">]</text:span>
        </text:p>
        <text:p text:style-name="P21">
          <text:span text:style-name="T5">Estado: consumo</text:span>
        </text:p>
        <text:p text:style-name="P7"/>
        <text:p text:style-name="P7">
          <text:span text:style-name="T4">Descripcion provisoria</text:span>
          <text:span text:style-name="T5">: [</text:span>
          <text:span text:style-name="T6">DESCRIPCION_PROVISORIA</text:span>
          <text:span text:style-name="T5">]</text:span>
        </text:p>
        <text:p text:style-name="P21">
          <text:span text:style-name="T5">Descripcion PROVISORIA: </text:span>
        </text:p>
      </text:section>
      <text:p text:style-name="P8"/>
      <text:p text:style-name="P10">Documento Principal</text:p>
      <text:p text:style-name="P7"/>
      <text:p text:style-name="P7">
        <text:span text:style-name="T3">Tipo de documento:</text:span>
        <text:span text:style-name="T5"> [</text:span>
        <text:span text:style-name="T7">TIPO</text:span>
        <text:span text:style-name="T5">]</text:span>
      </text:p>
      <text:p text:style-name="P21">
        <text:span text:style-name="T5">Tipo de documento: factura</text:span>
      </text:p>
      <text:p text:style-name="P7"/>
      <text:p text:style-name="P7">
        <text:span text:style-name="T3">Numero:</text:span>
        <text:span text:style-name="T5"> [</text:span>
        <text:span text:style-name="T7">DOCUMENTO_PRINCIPAL</text:span>
        <text:span text:style-name="T5">]</text:span>
      </text:p>
      <text:p text:style-name="P21">
        <text:span text:style-name="T5">Numero: 2222-22222222</text:span>
      </text:p>
      <text:p text:style-name="P7"/>
      <text:p text:style-name="P8"/>
      <text:p text:style-name="P5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Tipo</text:p>
          </table:table-cell>
          <table:table-cell table:style-name="Table1.B1" office:value-type="string">
            <text:p text:style-name="P12">Numero</text:p>
          </table:table-cell>
        </table:table-row>
        <table:table-row table:style-name="Table1.2">
          <table:table-cell table:style-name="Table1.A2" office:value-type="string">
            <text:p text:style-name="P11">[<text:span text:style-name="T10">TIPO_SECUNDARIO</text:span>]</text:p>
          </table:table-cell>
          <table:table-cell table:style-name="Table1.B2" office:value-type="string">
            <text:p text:style-name="P11">[<text:span text:style-name="T10">DOCUMENTO_SECUNDARIO</text:span>]</text:p>
          </table:table-cell>
        </table:table-row>
        <table:table-row table:style-name="Table1.2">
          <table:table-cell table:style-name="Table1.A3" office:value-type="string">
            <text:p text:style-name="P23">[TIPO_SECUNDARIO]</text:p>
          </table:table-cell>
          <table:table-cell table:style-name="Table1.B3" office:value-type="string">
            <text:p text:style-name="P23">[DOCUMENTO_SECUNDARIO]</text:p>
          </table:table-cell>
        </table:table-row>
      </table:table>
      <text:p text:style-name="P1"/>
      <text:p text:style-name="P9"/>
      <text:p text:style-name="P6">Bienes de consumo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Codigo</text:p>
          </table:table-cell>
          <table:table-cell table:style-name="Table2.A1" office:value-type="string">
            <text:p text:style-name="P13">Nombre</text:p>
          </table:table-cell>
          <table:table-cell table:style-name="Table2.A1" office:value-type="string">
            <text:p text:style-name="P13">Cantidad</text:p>
          </table:table-cell>
          <table:table-cell table:style-name="Table2.D1" office:value-type="string">
            <text:p text:style-name="P13">Costo</text:p>
          </table:table-cell>
        </table:table-row>
        <text:soft-page-break/>
        <table:table-row table:style-name="Table2.1">
          <table:table-cell table:style-name="Table2.A2" office:value-type="string">
            <text:p text:style-name="P14">[CODIGO]</text:p>
          </table:table-cell>
          <table:table-cell table:style-name="Table2.B2" office:value-type="string">
            <text:p text:style-name="P14">[NOMBRE]</text:p>
          </table:table-cell>
          <table:table-cell table:style-name="Table2.C2" office:value-type="string">
            <text:p text:style-name="P14">[CANTIDAD]</text:p>
          </table:table-cell>
          <table:table-cell table:style-name="Table2.D2" office:value-type="string">
            <text:p text:style-name="P14">[COSTO]</text:p>
          </table:table-cell>
        </table:table-row>
      </table:table>
      <text:p text:style-name="P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30:26.761855651</dc:date>
    <meta:generator>LibreOffice/4.2.8.2$Linux_x86 LibreOffice_project/420m0$Build-2</meta:generator>
    <meta:editing-duration>PT20H52M10S</meta:editing-duration>
    <meta:editing-cycles>48</meta:editing-cycles>
    <meta:document-statistic meta:table-count="2" meta:image-count="1" meta:object-count="0" meta:page-count="2" meta:paragraph-count="31" meta:word-count="62" meta:character-count="617" meta:non-whitespace-character-count="586"/>
  </office:meta>
</office:document-meta>
</file>